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 fo:language="it" fo:country="IT"/>
    </style:style>
    <style:style style:name="P9" style:parent-style-name="Normal" style:family="paragraph">
      <style:text-properties fo:language="it" fo:country="IT"/>
    </style:style>
    <style:style style:name="P10" style:parent-style-name="Normal" style:family="paragraph">
      <style:text-properties fo:font-weight="bold" style:font-weight-asian="bold" style:font-weight-complex="bold" fo:language="it" fo:country="IT"/>
    </style:style>
    <style:style style:name="P11" style:parent-style-name="Normal" style:family="paragraph">
      <style:text-properties fo:font-weight="bold" style:font-weight-asian="bold" style:font-weight-complex="bold"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font-weight="bold" style:font-weight-asian="bold" style:font-weight-complex="bold" fo:language="it" fo:country="IT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 fo:language="it" fo:country="IT"/>
    </style:style>
    <style:style style:name="T28" style:parent-style-name="DefaultParagraphFont" style:family="text">
      <style:text-properties fo:language="it" fo:country="IT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hatGPT ha detto:</text:p>
      <text:p text:style-name="Normal">Good evening and welcome! It's lovely to have you with us. Do you have a reservation, or may I take your name to check?</text:p>
      <text:p text:style-name="P2">Hai detto:</text:p>
      <text:p text:style-name="Normal">I'm<text:s/>[***NAME***].<text:s/>Good morning.</text:p>
      <text:p text:style-name="P3">ChatGPT ha detto:</text:p>
      <text:p text:style-name="Normal">Good morning, Ms.<text:s/>[***NAME***]! Thank you so<text:s/>much. Let me just check for your name... yes, we’ve got your table ready.</text:p>
      <text:p text:style-name="Normal">Would you prefer to sit by the window or would inside be more comfortable for you? And may I offer you something to drink while you look at the menu?</text:p>
      <text:p text:style-name="P4">Hai detto:</text:p>
      <text:p text:style-name="Normal">Hello, thank you. I have a reservation, but I don't, I want, yes, a place near the window. Yes, yes, he's like, he's white. So, would it be possible to see the menu?</text:p>
      <text:p text:style-name="P5">ChatGPT ha detto:</text:p>
      <text:p text:style-name="Normal">Of course, a table by the window it is—right this way. And thank you for your patience.</text:p>
      <text:p text:style-name="Normal">Now, here is your menu. Would you like a moment to look it over, or may I help you with some suggestions? Also, just to check, you mentioned “he’s white”—did you mean someone is joining you?</text:p>
      <text:p text:style-name="P6">Hai detto:</text:p>
      <text:p text:style-name="Normal">Could you repeat, please? Could you repeat slowly, please?</text:p>
      <text:p text:style-name="P7">ChatGPT ha detto:</text:p>
      <text:p text:style-name="Normal">Of course, no problem at all. I said:</text:p>
      <text:p text:style-name="Normal">Here is your menu.</text:p>
      <text:p text:style-name="Normal">Would you like a moment to look at it, or may I help you with suggestions?</text:p>
      <text:p text:style-name="Normal">And also… you said, “he’s white.” Did you mean someone is joining you for the meal?</text:p>
      <text:p text:style-name="P8">Hai detto:</text:p>
      <text:p text:style-name="P9">I<text:s/>ordered the meal.</text:p>
      <text:p text:style-name="P10">ChatGPT ha detto:</text:p>
      <text:p text:style-name="Normal">Lovely! What would you like to start with? And would you like a main course and a drink as well?</text:p>
      <text:p text:style-name="P11">Hai detto:</text:p>
      <text:p text:style-name="P12">So, I...</text:p>
      <text:p text:style-name="P13">ChatGPT ha detto:</text:p>
      <text:p text:style-name="Normal">Take your time, no rush at all. Would you like to begin with a starter, perhaps? Or may I help you choose something from the menu?</text:p>
      <text:soft-page-break/>
      <text:p text:style-name="P14">Hai detto:</text:p>
      <text:p text:style-name="Normal">I don't understand, excuse me. Can you repeat more slowly, please? Can you repeat, please? Can you repeat, please? Would you repeat, please?</text:p>
      <text:p text:style-name="P15">ChatGPT ha detto:</text:p>
      <text:p text:style-name="Normal">Of course, no problem at all.</text:p>
      <text:p text:style-name="Normal">Would you like… to begin… with a starter?</text:p>
      <text:p text:style-name="Normal">Or… may I help you… choose something… from the menu?</text:p>
      <text:p text:style-name="P16">Hai detto:</text:p>
      <text:p text:style-name="Normal">I'd like to start with mozzarella sticks. Thank you.</text:p>
      <text:p text:style-name="P17">ChatGPT ha detto:</text:p>
      <text:p text:style-name="Normal">Excellent choice! One order of mozzarella sticks to start—thank you very much.</text:p>
      <text:p text:style-name="Normal">And for<text:s/>your main course, would you like something from the meat, fish, or vegetarian options?</text:p>
      <text:p text:style-name="P18">Hai detto:</text:p>
      <text:p text:style-name="Normal">So, could you take me a bottle of still water, please?</text:p>
      <text:p text:style-name="P19">ChatGPT ha detto:</text:p>
      <text:p text:style-name="Normal">Certainly! I’ll bring you a bottle of still water right away.</text:p>
      <text:p text:style-name="Normal">And may I ask, have you decided on your main course yet?</text:p>
      <text:p text:style-name="P20">Hai detto:</text:p>
      <text:p text:style-name="Normal">Ah, of course, I like cheeseburgers, but without lettuce, because I'm intolerant to lettuce.</text:p>
      <text:p text:style-name="P21">ChatGPT ha detto:</text:p>
      <text:p text:style-name="Normal">Thank you for letting me know. One cheeseburger without lettuce—no problem at all. I’ll make<text:s/>sure the kitchen knows about your intolerance.</text:p>
      <text:p text:style-name="Normal">Would you like any sauce or side with that? Perhaps fries or a salad without lettuce?</text:p>
      <text:p text:style-name="P22">Hai detto:</text:p>
      <text:p text:style-name="Normal">I'm sorry, this has taken a little bit too long.</text:p>
      <text:p text:style-name="P23">ChatGPT ha detto:</text:p>
      <text:p text:style-name="Normal">No worries at all—I really appreciate your patience.</text:p>
      <text:p text:style-name="Normal">I’ll place your order now: mozzarella sticks to start, a cheeseburger without lettuce, and still water. Everything clear?</text:p>
      <text:p text:style-name="Normal">Would you like me to bring anything else while you wait?</text:p>
      <text:p text:style-name="P24">Hai detto:</text:p>
      <text:p text:style-name="Normal">And I'd like one apple pie.</text:p>
      <text:soft-page-break/>
      <text:p text:style-name="P25">ChatGPT ha detto:</text:p>
      <text:p text:style-name="Normal">Absolutely! One apple pie, thank you. Would you prefer to have it now, or after your main course?</text:p>
      <text:p text:style-name="P26">Hai detto:</text:p>
      <text:p text:style-name="Normal">Yes, what is the dish of the day?</text:p>
      <text:p text:style-name="P27">ChatGPT ha detto:</text:p>
      <text:p text:style-name="Normal"><text:span text:style-name="T28">Great question!<text:s/></text:span>Today’s special is our homemade beef lasagna. It’s served with garlic bread and a fresh garden salad. It’s warm, hearty, and very comforting.</text:p>
      <text:p text:style-name="Normal">Would you like to try it instead of the cheeseburger?</text:p>
      <text:p text:style-name="P29">Hai detto:</text:p>
      <text:p text:style-name="Normal">No, I'd like cheeseburger. Cheeseburger. It's okay. It's right. It's right. Could you take me a bill, please?</text:p>
      <text:p text:style-name="P30">ChatGPT ha detto:</text:p>
      <text:p text:style-name="Normal">Of course, the cheeseburger it is—thank you for confirming.</text:p>
      <text:p text:style-name="Normal">And yes, I’ll bring you the bill right away.</text:p>
      <text:p text:style-name="Normal">Was everything to your satisfaction today?</text:p>
      <text:p text:style-name="P31">Hai detto:</text:p>
      <text:p text:style-name="Normal">And I paid the bill by car.</text:p>
      <text:p text:style-name="P32">ChatGPT ha detto:</text:p>
      <text:p text:style-name="Normal">Ah, did you mean you’d like to pay by card? That’s perfectly fine.</text:p>
      <text:p text:style-name="Normal">I’ll bring the card machine right over. Thank you so much, Ms.<text:s/>[***NAME***]—it’s been a pleasure serving you today.</text:p>
      <text:p text:style-name="Normal">Would you like a coffee or tea before you go?</text:p>
      <text:p text:style-name="P33">Hai detto:</text:p>
      <text:p text:style-name="Normal">Coffee, yes, yes, yes, yes, one American coffee, it's possible.</text:p>
      <text:p text:style-name="P34">ChatGPT ha<text:s/>detto:</text:p>
      <text:p text:style-name="Normal">Yes, absolutely! One Americano coming right up.</text:p>
      <text:p text:style-name="Normal">I’ll be back in just a moment with your coffee and the card machine. Please relax and enjoy.</text:p>
      <text:p text:style-name="P35">Hai detto:</text:p>
      <text:p text:style-name="Normal">Thank you.</text:p>
      <text:p text:style-name="P36">ChatGPT ha detto:</text:p>
      <text:p text:style-name="Normal">You’re very welcome! I'll be right back with everything.</text:p>
      <text:p text:style-name="P37">Hai detto:</text:p>
      <text:soft-page-break/>
      <text:p text:style-name="Normal">So the meal was very delicious, and the American coffee is very, very, very delicious. Thank you. Goodbye. Goodbye. Bye-bye.</text:p>
      <text:p text:style-name="P38">ChatGPT ha detto:</text:p>
      <text:p text:style-name="Normal">That’s so lovely to hear—thank you very much! I’m really glad you enjoyed everything.</text:p>
      <text:p text:style-name="Normal">Have a wonderful day, Ms.<text:s/>[***NAME***]. Goodbye and take care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10T13:31:00Z</meta:creation-date>
    <dc:date>2025-12-24T10:44:00Z</dc:date>
    <meta:template xlink:href="Normal" xlink:type="simple"/>
    <meta:editing-cycles>3</meta:editing-cycles>
    <meta:editing-duration>PT120S</meta:editing-duration>
    <meta:document-statistic meta:page-count="4" meta:paragraph-count="9" meta:word-count="688" meta:character-count="4602" meta:row-count="32" meta:non-whitespace-character-count="3923"/>
  </office:meta>
</office:document-meta>
</file>